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3D000000668DC6D167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Partecipanti" style:family="table">
      <style:table-properties style:width="17cm" table:align="margins"/>
    </style:style>
    <style:style style:name="TabPartecipanti.A" style:family="table-column">
      <style:table-column-properties style:column-width="5.667cm" style:rel-column-width="21845*"/>
    </style:style>
    <style:style style:name="TabPartecipanti.A1" style:family="table-cell">
      <style:table-cell-properties fo:padding="0.097cm" fo:border="none"/>
    </style:style>
    <style:style style:name="Tabella3" style:family="table">
      <style:table-properties style:width="17.013cm" fo:margin-left="0cm" fo:margin-right="-0.012cm" table:align="margins"/>
    </style:style>
    <style:style style:name="Tabella3.A" style:family="table-column">
      <style:table-column-properties style:column-width="1.323cm" style:rel-column-width="5096*"/>
    </style:style>
    <style:style style:name="Tabella3.B" style:family="table-column">
      <style:table-column-properties style:column-width="2.223cm" style:rel-column-width="8561*"/>
    </style:style>
    <style:style style:name="Tabella3.C" style:family="table-column">
      <style:table-column-properties style:column-width="4.948cm" style:rel-column-width="19059*"/>
    </style:style>
    <style:style style:name="Tabella3.D" style:family="table-column">
      <style:table-column-properties style:column-width="8.52cm" style:rel-column-width="32819*"/>
    </style:style>
    <style:style style:name="Tabella3.A1" style:family="table-cell">
      <style:table-cell-properties fo:padding="0.097cm" fo:border-left="none" fo:border-right="none" fo:border-top="none" fo:border-bottom="0.002cm solid #000000"/>
    </style:style>
    <style:style style:name="Tabella3.B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ahoma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Tahoma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zione3">
        <text:p text:style-name="Standard">[#list documentRoot.seduta as s]</text:p>
      </text:section>
      <text:p text:style-name="Standard"/>
      <text:p text:style-name="P1">VERBALE DELLA SEDUTA DEL ${s.DATA_SEDUTA}</text:p>
      <text:p text:style-name="Standard"/>
      <text:p text:style-name="P1">${s.TIPO_SEDUTA}</text:p>
      <text:p text:style-name="Standard">[#list documentRoot.partecipanti as p]</text:p>
      <table:table table:name="TabPartecipanti" table:style-name="TabPartecipanti">
        <table:table-column table:style-name="TabPartecipanti.A" table:number-columns-repeated="3"/>
        <table:table-row>
          <table:table-cell table:style-name="TabPartecipanti.A1" office:value-type="string">
            <text:p text:style-name="P4">${p.PARTECIPANTE}</text:p>
          </table:table-cell>
          <table:table-cell table:style-name="TabPartecipanti.A1" office:value-type="string">
            <text:p text:style-name="P4">${p.RUOLO}</text:p>
          </table:table-cell>
          <table:table-cell table:style-name="TabPartecipanti.A1" office:value-type="string">
            <text:p text:style-name="P4">${p.PRESENTE_ASSENTE}</text:p>
          </table:table-cell>
        </table:table-row>
      </table:table>
      <text:p text:style-name="P2">[/#list]</text:p>
      <text:p text:style-name="P2"/>
      <text:p text:style-name="P2">Svolge le funzioni di Segretario ${s.SEGRETARIO}</text:p>
      <text:p text:style-name="P2">Assume la presidenza <text:s/>${s.PRESIDENTE}</text:p>
      <text:p text:style-name="Standard">[/#list]</text:p>
      <text:p text:style-name="Standard"/>
      <text:p text:style-name="P3">ELENCO PROPOSTE DISCUSSE</text:p>
      <text:p text:style-name="Standard"/>
      <text:p text:style-name="Standard">[#list documentRoot.proposte as p]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table:number-rows-spanned="5" office:value-type="string">
            <text:p text:style-name="P4">${p.SEQUENZA}</text:p>
          </table:table-cell>
          <table:table-cell table:style-name="Tabella3.B1" office:value-type="string">
            <text:p text:style-name="P4">PROPOSTA N.</text:p>
          </table:table-cell>
          <table:table-cell table:style-name="Tabella3.B1" office:value-type="string">
            <text:p text:style-name="P4">${p.N_PROPOSTA}/${p.ANNO_PROPOSTA}</text:p>
          </table:table-cell>
          <table:table-cell table:style-name="Tabella3.B1" office:value-type="string">
            <text:p text:style-name="P4">${p.UNITA_PROPONENTE}</text:p>
          </table:table-cell>
        </table:table-row>
        <table:table-row>
          <table:covered-table-cell/>
          <table:table-cell table:style-name="Tabella3.B1" office:value-type="string">
            <text:p text:style-name="P4">TIPO PROPOSTA:</text:p>
          </table:table-cell>
          <table:table-cell table:style-name="Tabella3.B1" table:number-columns-spanned="2" office:value-type="string">
            <text:p text:style-name="P4">${p.TIPO_PROPOSTA}</text:p>
          </table:table-cell>
          <table:covered-table-cell/>
        </table:table-row>
        <table:table-row>
          <table:covered-table-cell/>
          <table:table-cell table:style-name="Tabella3.B1" office:value-type="string">
            <text:p text:style-name="P4">DELIBERA N.</text:p>
          </table:table-cell>
          <table:table-cell table:style-name="Tabella3.B1" table:number-columns-spanned="2" office:value-type="string">
            <text:p text:style-name="P4">${p.N_DELIBERA}</text:p>
          </table:table-cell>
          <table:covered-table-cell/>
        </table:table-row>
        <table:table-row>
          <table:covered-table-cell/>
          <table:table-cell table:style-name="Tabella3.B1" office:value-type="string">
            <text:p text:style-name="P4">RELATORE:</text:p>
          </table:table-cell>
          <table:table-cell table:style-name="Tabella3.B1" table:number-columns-spanned="2" office:value-type="string">
            <text:p text:style-name="P4">${p.RELATORE}</text:p>
          </table:table-cell>
          <table:covered-table-cell/>
        </table:table-row>
        <table:table-row>
          <table:covered-table-cell/>
          <table:table-cell table:style-name="Tabella3.A1" office:value-type="string">
            <text:p text:style-name="P4">OGGETTO:</text:p>
          </table:table-cell>
          <table:table-cell table:style-name="Tabella3.A1" table:number-columns-spanned="2" office:value-type="string">
            <text:p text:style-name="P4">${p.OGGETTO_PROPOSTA}</text:p>
          </table:table-cell>
          <table:covered-table-cell/>
        </table:table-row>
      </table:table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3-06-10T13:59:53.62</dc:date>
    <meta:editing-duration>PT1H32M12S</meta:editing-duration>
    <meta:editing-cycles>46</meta:editing-cycles>
    <meta:generator>OpenOffice.org/3.4.1$Win32 OpenOffice.org_project/341m1$Build-9593</meta:generator>
    <meta:document-statistic meta:table-count="2" meta:image-count="1" meta:object-count="0" meta:page-count="1" meta:paragraph-count="26" meta:word-count="52" meta:character-count="530"/>
  </office:meta>
</office:document-meta>
</file>